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1739CB1B5AA312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10.583cm" svg:height="10.583cm" draw:z-index="0"><draw:image xlink:href="Pictures/1000000000000190000001901739CB1B5AA312B1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cycles>3</meta:editing-cycles>
    <meta:creation-date>2008-08-22T11:41:04</meta:creation-date>
    <dc:date>2020-11-20T08:37:12.744425019</dc:date>
    <meta:editing-duration>PT3M48S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